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kaźniki giełdowe (Dokumentacja funkcjonalna)</text:p>
      <text:p text:style-name="P1"/>
      <text:p text:style-name="P2">Tytułem wstępu chciałbym napisać że ten dokument ma na celu szczegółowe opisanie funkcji zawartych w plikach Pythona funkcji giełdowych. </text:p>
      <text:p text:style-name="P2"/>
      <text:p text:style-name="P2">Spis treści : </text:p>
      <text:p text:style-name="P2"/>
      <text:list xml:id="list1995814674" text:style-name="L2">
        <text:list-item>
          <text:list>
            <text:list-item>
              <text:list>
                <text:list-item>
                  <text:p text:style-name="P6">srednie.py str. 1-3</text:p>
                </text:list-item>
                <text:list-item>
                  <text:p text:style-name="P6">oscylatory.py str 3-5</text:p>
                </text:list-item>
              </text:list>
            </text:list-item>
          </text:list>
        </text:list-item>
      </text:list>
      <text:p text:style-name="P2"/>
      <text:p text:style-name="P2"><text:s/>Wymagania systemowe : </text:p>
      <text:list xml:id="list437190982" text:style-name="L1">
        <text:list-item>
          <text:list>
            <text:list-item>
              <text:list>
                <text:list-item>
                  <text:p text:style-name="P5">Zainstalowany Python 2.7.2</text:p>
                </text:list-item>
                <text:list-item>
                  <text:p text:style-name="P5">Dołączona biblioteka pyNum w wersji 1.6.1 </text:p>
                </text:list-item>
              </text:list>
            </text:list-item>
          </text:list>
        </text:list-item>
      </text:list>
      <text:p text:style-name="P2"/>
      <text:p text:style-name="P2">Opis funkcji : </text:p>
      <text:p text:style-name="P2"/>
      <text:p text:style-name="P3">simpleArthmeticAverage(array) :</text:p>
      <text:p text:style-name="P3"/>
      <text:p text:style-name="P3"><text:tab/><text:span text:style-name="T1">Parametry :</text:span></text:p>
      <text:p text:style-name="P7"><text:tab/><text:tab/>array – tablica wartości liczbowych do obliczenia średniej artmetycznej</text:p>
      <text:p text:style-name="P7"><text:tab/>Działanie :</text:p>
      <text:p text:style-name="P7"><text:tab/><text:tab/>Funkcja oblicza najprostszą średnią armetyczną zgodnie ze wzorem </text:p>
      <text:p text:style-name="P7"><text:tab/><text:tab/>(p0+p1+...+pn)/n, gdzie pi – kolejne wartosci tablicy, n-dlugosc tablicy</text:p>
      <text:p text:style-name="P7"><text:tab/>Przykład :</text:p>
      <text:p text:style-name="P7"><text:tab/><text:tab/>a = [4.5, 5.7, 3.4, 8.2]</text:p>
      <text:p text:style-name="P7"><text:tab/><text:tab/>simpleArthemeticAverage(a) = 5.4499999...</text:p>
      <text:p text:style-name="P7"/>
      <text:p text:style-name="P3">weightedAverage(array):</text:p>
      <text:p text:style-name="P3"/>
      <text:p text:style-name="P3"><text:tab/><text:span text:style-name="T1">Parametry : </text:span></text:p>
      <text:p text:style-name="P7"><text:tab/><text:tab/>array – tablica wartości liczbowych do obliczenia średniej ważonej</text:p>
      <text:p text:style-name="P7"><text:tab/>Działanie :</text:p>
      <text:p text:style-name="P7"><text:tab/><text:tab/>Funkcja liczy średnią ważoną dla podanych wartości tablicy array. Najniższą wagę <text:tab/><text:tab/>ma pierwsza liczba z tablicy i jest równa 1, każda następna jest większa o 1. Ostatnia <text:tab/><text:tab/>wartość z tablicy ma wagę N gdzie N jest długością tablicy.</text:p>
      <text:p text:style-name="P7"><text:tab/><text:tab/>Wzór : (n*p0 + (n-1)p1 + … + pn-1)/(n+(n-1)+...+2+1)</text:p>
      <text:p text:style-name="P7"><text:tab/><text:tab/>pi – kolejne wartosci tablicy</text:p>
      <text:p text:style-name="P7"><text:tab/><text:tab/>n – dlugosc tablicy</text:p>
      <text:p text:style-name="P7"><text:tab/>Przykład :</text:p>
      <text:p text:style-name="P7"><text:tab/><text:tab/>a = [4.5, 5.7, 3.4, 8.2]</text:p>
      <text:p text:style-name="P7"><text:tab/><text:tab/>weightedAverage(a) = 5.8899999....</text:p>
      <text:p text:style-name="P7"/>
      <text:p text:style-name="P3">expotentialAverage(array):</text:p>
      <text:p text:style-name="P3"/>
      <text:p text:style-name="P3"><text:tab/><text:span text:style-name="T1">Parametry : </text:span></text:p>
      <text:p text:style-name="P7"><text:tab/><text:tab/>array – tablica wartości liczbowych do obliczenia średniej ważonej</text:p>
      <text:p text:style-name="P7"><text:tab/>Działanie :</text:p>
      <text:p text:style-name="P7"><text:tab/><text:tab/>Funkcja oblicza srednią ekspotencjalną dla podanej tablicy. Kolejne wartości tablicy <text:tab/><text:tab/>mają coraz większą wagę zgodnie ze wzorem (1-alfa)^(N-i) gdzie N-długość tablicy, <text:tab/><text:tab/>i – indeks wartości w tablicy, alfa = 2/(1+N)</text:p>
      <text:p text:style-name="P7"><text:tab/><text:tab/>Wzór :</text:p>
      <text:p text:style-name="P7"><text:tab/><text:tab/><text:tab/>(p0+(1-alfa)p1+((1-alfa)^2)*p2 + … +((1-alfa)^N)*pn)/(1+(1-alfa)+...<text:tab/><text:soft-page-break/><text:tab/><text:tab/><text:tab/>+(1+alfa)^N)</text:p>
      <text:p text:style-name="P7"><text:tab/>Przykład :</text:p>
      <text:p text:style-name="P7"><text:tab/><text:tab/>a = a = [4.5, 5.7, 3.4, 8.2]</text:p>
      <text:p text:style-name="P3"><text:tab/><text:tab/><text:span text:style-name="T1">expotentialAverage(a) = 6.09558823...</text:span></text:p>
      <text:p text:style-name="P3">movingAverage(array,duration,mode):</text:p>
      <text:p text:style-name="P3"/>
      <text:p text:style-name="P3"><text:tab/><text:span text:style-name="T1">Parametry :</text:span></text:p>
      <text:p text:style-name="P7"><text:tab/><text:tab/>array – jednowymiarowa tablica wartości przekazywanych funkcji</text:p>
      <text:p text:style-name="P7"><text:tab/><text:tab/>duration – czas obliczanego wskaźnika, przykładowo miesięczny duration = 30</text:p>
      <text:p text:style-name="P7"><text:tab/><text:tab/>mode – tryb pracy funkcji : 1-SMA, 2-WMA, 3-EMA</text:p>
      <text:p text:style-name="P7"><text:tab/>Działanie :</text:p>
      <text:p text:style-name="P7"><text:tab/><text:tab/>Funkcja zwraca tablicę z wartościami średniej kroczącej odpowiednio w zależności <text:tab/><text:tab/>od używanego trybu dla prostej średniej kroczącej, ważonej średniej kroczącej oraz <text:tab/><text:tab/>ekspotencjalnej średniej kroczącej. Co ważne aby poprawnie obliczyć 10-dniową <text:tab/><text:tab/>średnią kroczącą należy przekazać funkcji 20-elementową tablicę. Funkcja obliczy <text:tab/><text:tab/>wtedy wartości średniej kroczącej dla ostatnich dziesięciu wartości.</text:p>
      <text:p text:style-name="P7"><text:tab/>Przykład :</text:p>
      <text:p text:style-name="P7"><text:tab/><text:tab/>a = [2.51,2.61,2.55,2.65,2.68,2.60]</text:p>
      <text:p text:style-name="P7"><text:tab/><text:tab/>duration = 3</text:p>
      <text:p text:style-name="P7"><text:tab/><text:tab/>mode = 2 (Ważona średnia krocząca)</text:p>
      <text:p text:style-name="P7"><text:tab/><text:tab/>movingAverage(a,duration,mode) = [2.61, 2.648333, 2.635]</text:p>
      <text:p text:style-name="P7"/>
      <text:p text:style-name="P3">highLowIndex(array):</text:p>
      <text:p text:style-name="P3"/>
      <text:p text:style-name="P3"><text:tab/><text:span text:style-name="T1">Parametry :</text:span></text:p>
      <text:p text:style-name="P7"><text:tab/><text:tab/>array – tablica wartości przekazywanej funkcji</text:p>
      <text:p text:style-name="P7"><text:tab/>Działanie :</text:p>
      <text:p text:style-name="P7"><text:tab/><text:tab/>Funkcja oblicza wskaźnik giełdowy New High New Low Index. Zwraca wartość jest <text:tab/><text:tab/>pojedyńczą liczbą z zakresu 0-100 która mówi o nastrojach na rynku. Indeks &gt;50 to <text:tab/><text:tab/>pozytywny sygnał, &lt;50 to negatywny sygnał.</text:p>
      <text:p text:style-name="P7"><text:tab/>Przykład :</text:p>
      <text:p text:style-name="P7"><text:tab/><text:tab/>a = [2.51,2.61,2.55,2.65,2.68,2.60]</text:p>
      <text:p text:style-name="P7"><text:tab/><text:tab/>highLowIndex(a) = 80</text:p>
      <text:p text:style-name="P7"/>
      <text:p text:style-name="P3">standardDeviation(array):</text:p>
      <text:p text:style-name="P3"><text:tab/></text:p>
      <text:p text:style-name="P3"><text:tab/><text:span text:style-name="T1">Parametry :</text:span></text:p>
      <text:p text:style-name="P7"><text:tab/><text:tab/>array – tablica wartości przekazywanych funkcji</text:p>
      <text:p text:style-name="P7"><text:tab/>Działanie :</text:p>
      <text:p text:style-name="P7"><text:tab/><text:tab/>Funkcja liczy standardowe odchylenie dla podanych wartości, korzystając ze średniej <text:tab/><text:tab/>artmetycznej.</text:p>
      <text:p text:style-name="P7"><text:tab/><text:tab/>Wzór : sqrt( ((p0-SMA)+(p1-SMA)+...+(pn-SMA))/n ) </text:p>
      <text:p text:style-name="P7"><text:tab/>Przykład : </text:p>
      <text:p text:style-name="P7"><text:tab/><text:tab/>a = [2.51,2.61,2.55,2.65,2.68,2.60]</text:p>
      <text:p text:style-name="P7"><text:tab/><text:tab/>standardDeviation(a) = 0.0571547....</text:p>
      <text:p text:style-name="P7"/>
      <text:p text:style-name="P3">bollingerBands(array,duration,mode,D):</text:p>
      <text:p text:style-name="P3"/>
      <text:p text:style-name="P3"><text:tab/><text:span text:style-name="T1">Parametry :</text:span></text:p>
      <text:p text:style-name="P7"><text:tab/><text:tab/>array – tablica przekazywanych wartości</text:p>
      <text:p text:style-name="P7"><text:tab/><text:tab/>duration – długość obliczanego wskaźnika, dla tygodniowego wykresu duration = 7</text:p>
      <text:p text:style-name="P7"><text:tab/><text:tab/>mode – tryb pracy funkcji, 1: Górna wstęga bollingera, 2: Dolna wstęga Bollingera</text:p>
      <text:p text:style-name="P7"><text:soft-page-break/><text:tab/><text:tab/>D – stała używana w obliczeniach wstęg, w większości przypadków przyjmujemy <text:tab/><text:tab/>że D=2</text:p>
      <text:p text:style-name="P7"><text:tab/>Działanie : </text:p>
      <text:p text:style-name="P3"><text:span text:style-name="T1"><text:tab/><text:tab/>Funkcja zwraca tablicę wartości wstęg Bollingera dla podanej tablicy array. Ważne <text:tab/><text:tab/>aby przekazywana tablica była dwukrotnie większa od duration. Dla 14-elementowej </text:span><text:span text:style-name="T1"><text:tab/><text:tab/>tablicy wartości możemy obliczyć wstęgi bollingera z ostatnich 7 dni, tzn. ostatnich <text:tab/><text:tab/>siedmiu wartości tablicy. Funkcja korzysta ze prostej średniej kroczącej SMA.</text:span></text:p>
      <text:p text:style-name="P7"><text:tab/><text:tab/>Wzór : BBUpper(i) = SMA + (D*standardDeviation(i))</text:p>
      <text:p text:style-name="P7"><text:tab/><text:tab/><text:tab/>BBLower(i) = SMA – (D*standardDeviation(i))</text:p>
      <text:p text:style-name="P7"><text:tab/><text:tab/>Przykład :</text:p>
      <text:p text:style-name="P7"><text:tab/><text:tab/><text:tab/>a = [2.51,2.61,2.55,2.65,2.68,2.60]</text:p>
      <text:p text:style-name="P7"><text:tab/><text:tab/><text:tab/>duration = 3</text:p>
      <text:p text:style-name="P7"><text:tab/><text:tab/><text:tab/>mode = 1</text:p>
      <text:p text:style-name="P7"><text:tab/><text:tab/><text:tab/>D = 2</text:p>
      <text:p text:style-name="P7"><text:tab/><text:tab/><text:tab/>bollingerBands(a,duration,mode,D) = [2.6855, 2.7378, 2.7093]</text:p>
      <text:p text:style-name="P7"/>
      <text:p text:style-name="P3">momentum(array,duration):</text:p>
      <text:p text:style-name="P3"/>
      <text:p text:style-name="P3"><text:tab/><text:span text:style-name="T1">Parametry :</text:span></text:p>
      <text:p text:style-name="P3"><text:span text:style-name="T1"><text:tab/><text:tab/>array – tablica przekazywanych wartościami</text:span></text:p>
      <text:p text:style-name="P3"><text:span text:style-name="T1"><text:tab/><text:tab/>duration – długość tablicy wynikowej z wartościami wskaźnika impetu</text:span></text:p>
      <text:p text:style-name="P3"><text:span text:style-name="T1"><text:tab/>Działanie :</text:span></text:p>
      <text:p text:style-name="P3"><text:span text:style-name="T1"><text:tab/><text:tab/>Funkcja oblicza oscylator impetu na podstawie wzoru :</text:span></text:p>
      <text:p text:style-name="P3"><text:span text:style-name="T1"><text:tab/><text:tab/>C = (Today – Cx) gdzie Today jest dziejszą wartością, Cx – wartością przed x-dniami</text:span></text:p>
      <text:p text:style-name="P3"><text:span text:style-name="T1"><text:tab/><text:tab/>Zwraca tablicę wielkości tablicy wejściowej – duration</text:span></text:p>
      <text:p text:style-name="P3"><text:span text:style-name="T1"><text:tab/>Przykład : </text:span></text:p>
      <text:p text:style-name="P3"><text:span text:style-name="T1"><text:tab/><text:tab/>a = [2.51,2.61,2.55,2.65,2.68,2.60]</text:span></text:p>
      <text:p text:style-name="P3"><text:span text:style-name="T1"><text:tab/><text:tab/>duration = 3</text:span></text:p>
      <text:p text:style-name="P3"><text:span text:style-name="T1"><text:tab/><text:tab/>momentum(a,duration) = [0.14, 0.07, 0.05]</text:span></text:p>
      <text:p text:style-name="P3"><text:span text:style-name="T1"/></text:p>
      <text:p text:style-name="P3">ROC(array,duration):</text:p>
      <text:p text:style-name="P3"/>
      <text:p text:style-name="P3"><text:tab/><text:span text:style-name="T1">Parametry :</text:span></text:p>
      <text:p text:style-name="P3"><text:span text:style-name="T1"><text:tab/><text:tab/>array – tablica przekazywanych wartościami</text:span></text:p>
      <text:p text:style-name="P3"><text:span text:style-name="T1"><text:tab/><text:tab/>duration – długość tablicy wynikowej z wartościami wskaźnika ROC (Rate of <text:tab/><text:tab/><text:tab/>change)</text:span></text:p>
      <text:p text:style-name="P3"><text:span text:style-name="T1"><text:tab/>Działanie : </text:span></text:p>
      <text:p text:style-name="P3"><text:span text:style-name="T1"><text:tab/><text:tab/>Funkcja zwraca tablicę z wartościami oscylatora ROC zgodnie ze wzorem :</text:span></text:p>
      <text:p text:style-name="P3"><text:span text:style-name="T1"><text:tab/><text:tab/>([Close – Cx]/Cx)*100 gdzie Close jest ostatnią wartością zamknięcia, Cx – wartość <text:tab/><text:tab/>zamknięcia przed x-dniami</text:span></text:p>
      <text:p text:style-name="P3"><text:span text:style-name="T1"><text:tab/><text:tab/>Zwraca tablicę wielkości tablicy wejściowej – duration</text:span></text:p>
      <text:p text:style-name="P3"><text:span text:style-name="T1"><text:tab/>Przykład :</text:span></text:p>
      <text:p text:style-name="P3"><text:span text:style-name="T1"><text:tab/><text:tab/>a = [2.51,2.61,2.55,2.65,2.68,2.60]</text:span></text:p>
      <text:p text:style-name="P3"><text:span text:style-name="T1"><text:tab/><text:tab/>duration = 3</text:span></text:p>
      <text:p text:style-name="P3"><text:span text:style-name="T1"><text:tab/><text:tab/>ROC(a,duration) = [ 5.57768924, <text:s/>2.68199234, <text:s/>1.96078431]</text:span></text:p>
      <text:p text:style-name="P3"><text:span text:style-name="T1"/></text:p>
      <text:p text:style-name="P3">meanDeviation(array):</text:p>
      <text:p text:style-name="P3"/>
      <text:p text:style-name="P3"><text:tab/><text:span text:style-name="T1">Parametry :</text:span></text:p>
      <text:p text:style-name="P3"><text:span text:style-name="T1"><text:tab/><text:tab/>array – tablica wejściowych wartości </text:span></text:p>
      <text:p text:style-name="P3"><text:span text:style-name="T1"><text:tab/>Działanie : </text:span></text:p>
      <text:p text:style-name="P3"><text:span text:style-name="T1"><text:tab/><text:tab/>Funkcja zwraca pojedyńczą wartość średniego odchylenia dla podanej tablicy. Różni </text:span><text:soft-page-break/><text:span text:style-name="T1"><text:tab/><text:tab/>się od standardDeviation tym że zamiast sumować kwadrat różnicy wartości, sumuje <text:tab/><text:tab/>ich wartość bezwzględną. Korzysta z SimpleArthmeticAverage.</text:span></text:p>
      <text:p text:style-name="P3"><text:span text:style-name="T1"><text:tab/>Przykład : </text:span></text:p>
      <text:p text:style-name="P3"><text:span text:style-name="T1"><text:tab/><text:tab/>a = [2.51,2.61,2.55,2.65,2.68,2.60]</text:span></text:p>
      <text:p text:style-name="P3"><text:span text:style-name="T1"><text:tab/><text:tab/>meanDeviation(a) = 0.0466666....</text:span></text:p>
      <text:p text:style-name="P3"/>
      <text:p text:style-name="P3">CCI(closeTable,lowTable,highTable,duration):</text:p>
      <text:p text:style-name="P3"/>
      <text:p text:style-name="P3"><text:tab/><text:span text:style-name="T1">Parametry :</text:span></text:p>
      <text:p text:style-name="P3"><text:span text:style-name="T1"><text:tab/><text:tab/>closeTable – tablica wartości zamknięć sesji giełdowych</text:span></text:p>
      <text:p text:style-name="P3"><text:span text:style-name="T1"><text:tab/><text:tab/>lowTable – tablica najniższych wartości z danych sesji</text:span></text:p>
      <text:p text:style-name="P3"><text:span text:style-name="T1"><text:tab/><text:tab/>highTable – tablica najwyższych wartości z danych sesji</text:span></text:p>
      <text:p text:style-name="P3"><text:span text:style-name="T1"><text:tab/><text:tab/>duration – wartość długości oscylatora CCI </text:span></text:p>
      <text:p text:style-name="P3"><text:span text:style-name="T1"><text:tab/>Działanie : </text:span></text:p>
      <text:p text:style-name="P3"><text:span text:style-name="T1"><text:tab/><text:tab/>Funkcja zwraca tablicę wartości oscylatora Comodity Channel Index, ważne jest aby <text:s/><text:tab/><text:tab/>przekazane tablice były tych samych rozmiarów oraz ich poszczególne indeksy <text:tab/><text:tab/><text:tab/>odzwierciedlały kolejno zamknięcie sesji, najwyższą i najniższą wartość na sesji. </text:span></text:p>
      <text:p text:style-name="P3"><text:span text:style-name="T1"><text:tab/><text:tab/>Funkcja zwróci tablicę wielkości tablic wejściowych – duration. W praktyce stosuję <text:tab/><text:tab/>się najczęściej 20-dniowy CCI, tzn. duration = 20.</text:span></text:p>
      <text:p text:style-name="P3"><text:span text:style-name="T1"><text:tab/>Przykład : </text:span></text:p>
      <text:p text:style-name="P3"><text:span text:style-name="T1"/></text:p>
      <text:p text:style-name="P3"><text:span text:style-name="T1"><text:s text:c="24"/>high=[24.2,24.07,24.04,23.87,23.67,23.59,23.8,23.8,24.3,24.15,24.05,24.06,23.88,25.14,25.2,25.07,25.22,25.37,25.36,25.26,24.82,24.44,24.65,24.84,24.75,24.51,24.68,24.67,23.84,24.3])</text:span></text:p>
      <text:p text:style-name="P3"><text:span text:style-name="T1"><text:tab/><text:tab/>low = [23.85,23.72,23.64,23.37,23.46,23.18,23.4,23.57,24.05,23.77,23.6,23.84,23.64,23.94,24.74,24.77,24.9,24.93,24.96,24.93,24.21,24.21,24.43,24.44,24.2,24.25,24.21,24.15,23.63,23.76])</text:span></text:p>
      <text:p text:style-name="P3"><text:span text:style-name="T1"><text:tab/><text:tab/>close = [23.89,23.95,23.67,23.78,23.5,23.32,23.75,23.79,24.14,23.81,23.78,23.86,23.7,24.96,24.88,24.96,25.18,25.07,25.27,25.0,24.46,24.28,24.62,24.58,24.53,24.35,24.34,24.23,23.76,24.2]</text:span></text:p>
      <text:p text:style-name="P3"><text:span text:style-name="T1"><text:tab/><text:tab/>duration = 20</text:span></text:p>
      <text:p text:style-name="P3"><text:span text:style-name="T1"><text:tab/><text:tab/>CCI(close,low,high,duration) = [ 102.19852633, <text:s text:c="2"/>30.77013938, <text:s text:c="3"/>6.49897701, <text:s text:c="2"/>33.16030534, 34.93862134, <text:s text:c="2"/>13.99232679, <text:s/>-10.73054136, <text:s/>-11.52818783, -29.31511456, -129.55641482, <text:s/>-73.17724562]</text:span></text:p>
      <text:p text:style-name="P3"><text:span text:style-name="T1"/></text:p>
      <text:p text:style-name="P3">sumUnderCondition(array,mode):</text:p>
      <text:p text:style-name="P3"/>
      <text:p text:style-name="P3"><text:tab/><text:span text:style-name="T1">Parametry : </text:span></text:p>
      <text:p text:style-name="P3"><text:span text:style-name="T1"><text:tab/><text:tab/>array – tablica wartości wejściowych</text:span></text:p>
      <text:p text:style-name="P3"><text:span text:style-name="T1"><text:tab/><text:tab/>mode – tryb pracy funkcji : 1 – sumuje wszystkie wartości dodatnie, 2 – sumuje <text:tab/><text:tab/><text:tab/>wszystkie wartości ujemne i zmienia znak wynikowej wartości </text:span></text:p>
      <text:p text:style-name="P3"><text:span text:style-name="T1"><text:tab/>Działanie : </text:span></text:p>
      <text:p text:style-name="P3"><text:span text:style-name="T1"><text:tab/><text:tab/>Sumowanie podanej tablicy z warunkiem.</text:span></text:p>
      <text:p text:style-name="P3"><text:span text:style-name="T1"><text:tab/>Przykład :</text:span></text:p>
      <text:p text:style-name="P3"><text:span text:style-name="T1"><text:tab/><text:tab/>a = [-1,-2,-3,-4]</text:span></text:p>
      <text:p text:style-name="P3"><text:span text:style-name="T1"><text:tab/><text:tab/>mode = 2</text:span></text:p>
      <text:p text:style-name="P3"><text:span text:style-name="T1"><text:tab/><text:tab/>sumUnderCondition(a,mode) = 10</text:span></text:p>
      <text:p text:style-name="P3"><text:span text:style-name="T1"/></text:p>
      <text:p text:style-name="P3">RSI(array,duration):</text:p>
      <text:p text:style-name="P3"/>
      <text:p text:style-name="P3"><text:tab/><text:span text:style-name="T1">Parametry : </text:span></text:p>
      <text:p text:style-name="P3"><text:span text:style-name="T1"><text:tab/><text:tab/>array – tablica wartości sesji (najczęściej zamknięcia poszczególnych sesji)</text:span></text:p>
      <text:p text:style-name="P3"><text:soft-page-break/><text:span text:style-name="T1"><text:tab/><text:tab/>duration – czas odchylenia oscylatora RSI </text:span></text:p>
      <text:p text:style-name="P3"><text:span text:style-name="T1"><text:tab/>Działanie :</text:span></text:p>
      <text:p text:style-name="P3"><text:span text:style-name="T1"><text:tab/><text:tab/>Funkcja oblicza oscylator RSI (Relative Strengh Index) na podstawie wejściowej <text:tab/><text:tab/>tablicy. Wynikowa tablica jest wielkości tablicy wejściowej – duration a jej wartości <text:tab/><text:tab/>odpowiadają wartościom oscylatora RSI dla indeksów wejściowej tablicy <text:tab/><text:tab/><text:tab/>[duration,array.size]. Bardzo często duration = 14 (dwutygodniowy wskaźnik)</text:span></text:p>
      <text:p text:style-name="P3"><text:span text:style-name="T1"><text:tab/>Przykład :</text:span></text:p>
      <text:p text:style-name="P3"><text:span text:style-name="T1"><text:tab/><text:tab/>a = [44.34,44.09,44.15,43.61,44.33,44.83,45.10,45.42,45.84,46.08,45.89,46.03,45.61,46.28,46.28,46.0,46.03,46.41,46.22,45.64,46.21,46.25,45.71,46.45,45.78,45.35,44.03,44.18,44.22,44.57,43.42,42.66,43.13]</text:span></text:p>
      <text:p text:style-name="P3"><text:span text:style-name="T1"><text:tab/><text:tab/>duration = 14</text:span></text:p>
      <text:p text:style-name="P3"><text:span text:style-name="T1"><text:tab/><text:tab/>RSI(a,duration) = [ 70.46413502, <text:s/>66.24961855, <text:s/>66.48094183, <text:s/>69.34685316,</text:span></text:p>
      <text:p text:style-name="P3"><text:span text:style-name="T1"><text:s text:c="8"/>66.29471266, <text:s/>57.91502067, <text:s/>62.88071831, <text:s/>63.20878872, 56.01158479, <text:s/>62.33992931, <text:s/><text:tab/>54.67097138, <text:s/>50.3868152 , 40.01942379, <text:s/>41.4926354 , <text:s/>41.90242968, <text:s/>45.49949724,</text:span></text:p>
      <text:p text:style-name="P3"><text:span text:style-name="T1"><text:s text:c="8"/>37.32277831, <text:s/>33.09048257, <text:s/>37.78877198]</text:span></text:p>
      <text:p text:style-name="P3"><text:span text:style-name="T1"/></text:p>
      <text:p text:style-name="P3">highest(array):</text:p>
      <text:p text:style-name="P3"/>
      <text:p text:style-name="P3"><text:tab/><text:span text:style-name="T1">Parametry : </text:span></text:p>
      <text:p text:style-name="P3"><text:span text:style-name="T1"><text:tab/><text:tab/>array – tablica wartości wejściowych</text:span></text:p>
      <text:p text:style-name="P3"><text:span text:style-name="T1"><text:tab/>Działanie : </text:span></text:p>
      <text:p text:style-name="P3"><text:span text:style-name="T1"><text:tab/><text:tab/>Funkcja zwraca największą wartości w tablicy.</text:span></text:p>
      <text:p text:style-name="P3"><text:span text:style-name="T1"><text:tab/>Przykład :</text:span></text:p>
      <text:p text:style-name="P3"><text:span text:style-name="T1"><text:tab/><text:tab/>a = [3,4,5]</text:span></text:p>
      <text:p text:style-name="P3"><text:span text:style-name="T1"><text:tab/><text:tab/>highest(a) = 5</text:span></text:p>
      <text:p text:style-name="P3"><text:span text:style-name="T1"/></text:p>
      <text:p text:style-name="P3">lowest(array):</text:p>
      <text:p text:style-name="P3"/>
      <text:p text:style-name="P3"><text:tab/><text:span text:style-name="T1">Parametry :</text:span></text:p>
      <text:p text:style-name="P3"><text:span text:style-name="T1"><text:tab/><text:tab/>array – tablica wartości wejściowych</text:span></text:p>
      <text:p text:style-name="P3"><text:span text:style-name="T1"><text:tab/>Działanie :</text:span></text:p>
      <text:p text:style-name="P3"><text:span text:style-name="T1"><text:tab/><text:tab/>Funkcja zwraca najmniejszą wartość w tablicy.</text:span></text:p>
      <text:p text:style-name="P3"><text:span text:style-name="T1"><text:tab/>Przykład :</text:span></text:p>
      <text:p text:style-name="P3"><text:span text:style-name="T1"><text:tab/><text:tab/>a = [3,4,5]</text:span></text:p>
      <text:p text:style-name="P3"><text:span text:style-name="T1"><text:tab/><text:tab/>lowest(a) = 3</text:span></text:p>
      <text:p text:style-name="P3"><text:span text:style-name="T1"/></text:p>
      <text:p text:style-name="P3">williamsOscilator(highTable,lowTable,closeTable,duration):</text:p>
      <text:p text:style-name="P3"/>
      <text:p text:style-name="P3"><text:tab/><text:span text:style-name="T1">Parametry :</text:span></text:p>
      <text:p text:style-name="P3"><text:span text:style-name="T1"><text:tab/><text:tab/>highTable – tablica najwyżsych wartości danych sesji giełdowych</text:span></text:p>
      <text:p text:style-name="P3"><text:span text:style-name="T1"><text:tab/><text:tab/>lowTable – tablica najniższych wartości sesji giełdowych</text:span></text:p>
      <text:p text:style-name="P3"><text:span text:style-name="T1"><text:tab/><text:tab/>closeTable – tablica wartości zamknięć danych sesji giełdowych</text:span></text:p>
      <text:p text:style-name="P3"><text:span text:style-name="T1"><text:tab/><text:tab/>duration – czas odchylenia oscylatora Williamsa</text:span></text:p>
      <text:p text:style-name="P3"><text:span text:style-name="T1"><text:tab/>Działanie :</text:span></text:p>
      <text:p text:style-name="P3"><text:span text:style-name="T1"><text:tab/><text:tab/>Funkcja zwraca tablicę wartości oscylatora Williamsa bardziej znanego jako %R.</text:span></text:p>
      <text:p text:style-name="P3"><text:span text:style-name="T1"><text:tab/><text:tab/>Ważne aby przekazane tablice były tych samych rozmiarów i odzwierciedlały <text:tab/><text:tab/><text:tab/>kolejno odpowiednio wartości najwyższe, najniższe i zamknięć z tych samych sesji.</text:span></text:p>
      <text:p text:style-name="P3"><text:span text:style-name="T1"><text:tab/><text:tab/>W wyniku otrzymujemy tablice wielkości tablic wejściowych – duration.</text:span></text:p>
      <text:p text:style-name="P3"><text:span text:style-name="T1"><text:tab/>Przykład : </text:span></text:p>
      <text:p text:style-name="P3"><text:span text:style-name="T1"><text:tab/><text:tab/>Kiedyś :)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 </meta:initial-creator>
    <meta:creation-date>2012-03-04T13:08:26</meta:creation-date>
    <dc:date>2012-03-11T18:45:42</dc:date>
    <dc:creator>Master </dc:creator>
    <meta:editing-duration>PT1H7M21S</meta:editing-duration>
    <meta:editing-cycles>4</meta:editing-cycles>
    <meta:generator>LibreOffice/3.4$Unix LibreOffice_project/340m1$Build-302</meta:generator>
    <meta:document-statistic meta:table-count="0" meta:image-count="0" meta:object-count="0" meta:page-count="5" meta:paragraph-count="182" meta:word-count="1094" meta:character-count="9396" meta:non-whitespace-character-count="8059"/>
  </office:meta>
</office:document-meta>
</file>